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4mm"/>
    </style:style>
    <style:style style:name="co2" style:family="table-column">
      <style:table-column-properties fo:break-before="auto" style:column-width="53.71mm"/>
    </style:style>
    <style:style style:name="co3" style:family="table-column">
      <style:table-column-properties fo:break-before="auto" style:column-width="61.91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126.21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2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0">
      <style:table-cell-properties fo:background-color="transparent" style:vertical-align="middle"/>
      <style:text-properties fo:color="#000000" style:font-name="Calibri" style:font-name-asian="Calibri" style:font-name-complex="Calibri"/>
    </style:style>
    <style:style style:name="ce2" style:family="table-cell" style:parent-style-name="Default" style:data-style-name="N0"/>
    <style:style style:name="ce52" style:family="table-cell" style:parent-style-name="Default" style:data-style-name="N0">
      <style:text-properties style:font-name="Liberation Sans11" fo:font-size="10pt" style:font-name-asian="Liberation Sans11" style:font-size-asian="10pt" style:font-name-complex="Liberation Sans11" style:font-size-complex="10pt"/>
    </style:style>
  </office:automatic-styles>
  <office:body>
    <office:spreadsheet>
      <table:calculation-settings table:automatic-find-labels="false" table:use-regular-expressions="false"/>
      <table:table table:name="Anais_congresso_ARS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50" office:value-type="string" calcext:value-type="string">
            <text:p>Autor 1</text:p>
          </table:table-cell>
          <table:table-cell table:style-name="ce50" office:value-type="string" calcext:value-type="string">
            <text:p>Autor 2</text:p>
          </table:table-cell>
          <table:table-cell table:style-name="ce50" office:value-type="string" calcext:value-type="string">
            <text:p>Autor 3</text:p>
          </table:table-cell>
          <table:table-cell table:style-name="ce50" office:value-type="string" calcext:value-type="string">
            <text:p>Autor 4</text:p>
          </table:table-cell>
          <table:table-cell table:style-name="ce50" office:value-type="string" calcext:value-type="string">
            <text:p>Autor 5</text:p>
          </table:table-cell>
          <table:table-cell table:style-name="ce50" office:value-type="string" calcext:value-type="string">
            <text:p>Autor 6</text:p>
          </table:table-cell>
          <table:table-cell table:style-name="ce50" office:value-type="string" calcext:value-type="string">
            <text:p>Evento</text:p>
          </table:table-cell>
          <table:table-cell table:style-name="ce50" office:value-type="string" calcext:value-type="string">
            <text:p>Ano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JUNQUEIRA, João Francisco Pereira Nunes</text:p>
          </table:table-cell>
          <table:table-cell table:number-columns-repeated="5"/>
          <table:table-cell table:style-name="ce52" office:value-type="string" calcext:value-type="string">
            <text:p>Seminário de Pesquisa do Programa de Pós-graduação em Estudos Literários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MATIAS, Nelson Tavares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PINA, Paulo Vinícios de Omena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CARVALHO, Natalha Gabrieli Moreira</text:p>
          </table:table-cell>
          <table:table-cell/>
          <table:table-cell office:value-type="string" calcext:value-type="string">
            <text:p>Simpósio de Desenvolvimento, Tecnologia e Sociedade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PACHECO, Fabrício da Silva</text:p>
          </table:table-cell>
          <table:table-cell office:value-type="string" calcext:value-type="string">
            <text:p>MOREIRA, Ailton Leite</text:p>
          </table:table-cell>
          <table:table-cell office:value-type="string" calcext:value-type="string">
            <text:p>SANTOS, Ricardo Mendonça Neves dos</text:p>
          </table:table-cell>
          <table:table-cell office:value-type="string" calcext:value-type="string">
            <text:p>SENA, Paulo Sérgio de</text:p>
          </table:table-cell>
          <table:table-cell table:number-columns-repeated="2"/>
          <table:table-cell office:value-type="string" calcext:value-type="string">
            <text:p>Congresso Nacional de Meio Ambiente de Poços de Calda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PACHECO, Fabrício da Silva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RIBEIRO, Rosinei Batista</text:p>
          </table:table-cell>
          <table:table-cell table:number-columns-repeated="2"/>
          <table:table-cell office:value-type="string" calcext:value-type="string">
            <text:p>Congresso Nacional de Meio Ambiente de Poços de Calda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PINA, Paulo Vinícios de Omena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VASCONCELOS, Fabiana Karina Dos Santos</text:p>
          </table:table-cell>
          <table:table-cell office:value-type="string" calcext:value-type="string">
            <text:p>FRASÃO, Fernanda Martineli</text:p>
          </table:table-cell>
          <table:table-cell office:value-type="string" calcext:value-type="string">
            <text:p>CORDEIRO, Paula Maria Dos Santos</text:p>
          </table:table-cell>
          <table:table-cell office:value-type="string" calcext:value-type="string">
            <text:p>RODRIGUES, Flávia Dos Santos</text:p>
          </table:table-cell>
          <table:table-cell office:value-type="string" calcext:value-type="string">
            <text:p>Congresso Nacional de Formação de Professore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SENA, Paulo Sérgio de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RIBEIRO, Rosinei Batista</text:p>
          </table:table-cell>
          <table:table-cell table:number-columns-repeated="3"/>
          <table:table-cell office:value-type="string" calcext:value-type="string">
            <text:p>Convención científica internacional de la universidad de matanzas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SENA, Paulo Sérgio de</text:p>
          </table:table-cell>
          <table:table-cell office:value-type="string" calcext:value-type="string">
            <text:p>PINA, Paulo Vinícios de Omena</text:p>
          </table:table-cell>
          <table:table-cell office:value-type="string" calcext:value-type="string">
            <text:p>CORDEIRO, Paula Maria Dos Santos</text:p>
          </table:table-cell>
          <table:table-cell office:value-type="string" calcext:value-type="string">
            <text:p>VASCONCELOS, Fabiana Karina Dos Santos</text:p>
          </table:table-cell>
          <table:table-cell office:value-type="string" calcext:value-type="string">
            <text:p>RODRIGUES, Flávia Dos Santos</text:p>
          </table:table-cell>
          <table:table-cell office:value-type="string" calcext:value-type="string">
            <text:p>FRASÃO, Fernanda Martineli</text:p>
          </table:table-cell>
          <table:table-cell office:value-type="string" calcext:value-type="string">
            <text:p>Congresso Nacional de Formação de Professore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SENA, Paulo Sérgio de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SANTOS, Renan Esaú Fernandesz</text:p>
          </table:table-cell>
          <table:table-cell office:value-type="string" calcext:value-type="string">
            <text:p>VEIGA, Camila Loricchio</text:p>
          </table:table-cell>
          <table:table-cell/>
          <table:table-cell office:value-type="string" calcext:value-type="string">
            <text:p>Simpósio de Desenvolvimento, Tecnologia e Sociedade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Seminário de Didática para o Ensino Superior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VASCONCELOS, Fabiana Karina Dos Santos</text:p>
          </table:table-cell>
          <table:table-cell office:value-type="string" calcext:value-type="string">
            <text:p>PINA, Paulo Vinícios de Omena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FRASÃO, Fernanda Martineli</text:p>
          </table:table-cell>
          <table:table-cell office:value-type="string" calcext:value-type="string">
            <text:p>RODRIGUES, Flávia Dos Santos</text:p>
          </table:table-cell>
          <table:table-cell office:value-type="string" calcext:value-type="string">
            <text:p>CORDEIRO, Paula Maria Dos Santos</text:p>
          </table:table-cell>
          <table:table-cell office:value-type="string" calcext:value-type="string">
            <text:p>Congresso Nacional de Formação de Professores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VEIGA, Camila Loricchio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SENA, Paulo Sérgio de</text:p>
          </table:table-cell>
          <table:table-cell table:number-columns-repeated="2"/>
          <table:table-cell office:value-type="string" calcext:value-type="string">
            <text:p>Congresso Brasileiro de P&amp;D em Design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QUEIRA, João Francisco Pereira Nunes</text:p>
          </table:table-cell>
          <table:table-cell table:number-columns-repeated="5"/>
          <table:table-cell table:style-name="ce52" office:value-type="string" calcext:value-type="string">
            <text:p>Seminário de Pesquisa do Programa de Pós-graduação em Estudos Literários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TO, Maria Cristina Marcelino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SANTOS, Ricardo Mendonça Neves dos</text:p>
          </table:table-cell>
          <table:table-cell table:number-columns-repeated="3"/>
          <table:table-cell office:value-type="string" calcext:value-type="string">
            <text:p>Congresso Nacional de Formação de Professores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COB, Cristiane da Silva</text:p>
          </table:table-cell>
          <table:table-cell office:value-type="string" calcext:value-type="string">
            <text:p>FREITAS, José Eduardo de</text:p>
          </table:table-cell>
          <table:table-cell office:value-type="string" calcext:value-type="string">
            <text:p>SENA, Paulo Sérgio de</text:p>
          </table:table-cell>
          <table:table-cell table:number-columns-repeated="3"/>
          <table:table-cell office:value-type="string" calcext:value-type="string">
            <text:p>Encontro Latino Americano de Iniciação Científica UNIVAP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TOS, Matheus Henrique Silva 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Encontro Latino Americano de Iniciação Científica UNIVAP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A, Paulo Sérgio de</text:p>
          </table:table-cell>
          <table:table-cell office:value-type="string" calcext:value-type="string">
            <text:p>ALVES, A. L. R.</text:p>
          </table:table-cell>
          <table:table-cell office:value-type="string" calcext:value-type="string">
            <text:p>BENTO, Maria Cristina Marcelino </text:p>
          </table:table-cell>
          <table:table-cell table:number-columns-repeated="3"/>
          <table:table-cell office:value-type="string" calcext:value-type="string">
            <text:p>Encontro Nacional das Licenciaturas (ENALIC)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Workshop Design &amp; Materiais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IUSSO, Andressa Carla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Congresso Nacional de Iniciação Científica - Conic-Semesp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ABAN, Iucif Karin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Congresso Nacional de Iniciação Científica - Conic-Semesp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Z, Ana Letícia Ribeiro Salles</text:p>
          </table:table-cell>
          <table:table-cell office:value-type="string" calcext:value-type="string">
            <text:p>SENA, Paulo Sérgio de</text:p>
          </table:table-cell>
          <table:table-cell table:number-columns-repeated="4"/>
          <table:table-cell office:value-type="string" calcext:value-type="string">
            <text:p>Congresso Nacional de Iniciação Científica - Conic-Semesp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Simpósio Internacional de Tecnologias Sociais</text:p>
          </table:table-cell>
          <table:table-cell office:value-type="float" office:value="2010" calcext:value-type="float">
            <text:p>2010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2:55:35.518842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$Build-2</meta:generator>
    <dc:title/>
    <dc:description/>
    <dc:subject/>
    <meta:initial-creator/>
    <meta:creation-date>2017-01-05T16:20:30Z</meta:creation-date>
    <dc:date>2018-01-04T12:55:50.534933323</dc:date>
    <meta:editing-cycles>7</meta:editing-cycles>
    <meta:editing-duration>PT2H40M36S</meta:editing-duration>
    <meta:document-statistic meta:table-count="1" meta:cell-count="115" meta:object-count="0"/>
  </office:meta>
</office:document-meta>
</file>